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125cm" style:rel-column-width="8191*"/>
    </style:style>
    <style:style style:name="Table1.H" style:family="table-column">
      <style:table-column-properties style:column-width="2.127cm" style:rel-column-width="8198*"/>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429cm" style:rel-column-width="9362*"/>
    </style:style>
    <style:style style:name="Table2.G" style:family="table-column">
      <style:table-column-properties style:column-width="2.429cm" style:rel-column-width="9363*"/>
    </style:style>
    <style:style style:name="Table2.A1" style:family="table-cell">
      <style:table-cell-properties fo:padding="0.097cm" fo:border-left="0.05pt solid #000000" fo:border-right="none" fo:border-top="0.05pt solid #000000" fo:border-bottom="0.05pt solid #000000"/>
    </style:style>
    <style:style style:name="Table2.G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BASIK: A Functional Statically Typed Programming Language, Using a Non Pointer based Firmware Representation, for Compact Index and Storage. The Primary Module being the Label Hash Unit.</text:h>
      <text:h text:style-name="Heading_20_2" text:outline-level="2">Introduction</text:h>
      <text:p text:style-name="P1">The storage mechanism on the first implementation platform (the pebble), is an integer indexed hash map. This provides for the labelling of symbols. A large library of predefined symbols can be provided through resource located symbols. User defined symbols occupy persistent storage. The persistent storage can be extended by using it as cache, with an eviction cache mechanism, transferring the excess out to phone storage over Bluetooth. This could be extended to storage in the cloud.</text:p>
      <text:p text:style-name="P1">The VM of the language is designed to be an ongoing activity, limited to a 4.5 KB binary size. The rate of processing can be set as a battery compromise. The VM executes code from persistent storage, and calls the main application, through the activity wake up channel, for more complex processing, such as doubles, printing input and output, and editing definitions. A compact binary representation is achieved through a small number of op-codes, with type overloading on the parameters based on values on the VM parameter stack.</text:p>
      <text:p text:style-name="P1">To avoid an excessively complex compiler for the language, the compiler compiles indirect threaded code using the hash bucket indexes as virtual jump addresses. This makes symbol hash codes the possible entry points for code. The type information of a symbol is stored as part of the index key. This keeps types in effectively separate name spaces, and reduces name hash collisions. </text:p>
      <text:p text:style-name="P1">Due to name hash collisions being possible, and bucket forwarding being a reasonable coping mechanism, the compressed text of the symbol name is stored in the symbol entry, along with a length of up to and including 64 characters (zero indicating 64 modulo). Symbol searching becomes reasonably fast using storage this way. It also has the beauty of allowing the hash values to be transformed into direct access values, which may differ when buckets splash over. The direct access values are the ones stored in code.</text:p>
      <text:p text:style-name="P1">Symbol management does require a link field in the symbol, which contains the direct access value of the previously defined symbol. This is set at 12 bits in size. This makes the symbol be accessed in blocks of 6 bits, and limits code to around 4 KB per workspace. This leaves 20 bits of the map index of the storage mechanism available for type and function separation within the storage available. Extra workspace loading and saving to use the phone as a drive is supported, and to avoid name collisions, 12 bits of the map index of the storage are used as a dictionary pointer. This leaves 8 bits for type information, making for 12 bit addressing in any active dictionary or name space.</text:p>
      <text:p text:style-name="P1">Name space number 0 is reserved and used for things which are not code, and or hidden variables not accessible to the BASIK programmer. This completes the introduction to the language's platform restrictions. The language itself can then be seen as one of simplicity and utility within the confines of the platform. It is not to make coding simple, but to allow coding on device, which is essential for some features of RoboMaze to be realized, such as advanced AI.</text:p>
      <text:p text:style-name="P1">The console screen may be accessed by the select button on the pebble hardware. You might need a magnifying glass to see the mind of Bob, he's not that smart :D, but good coding to you all!</text:p>
      <text:p text:style-name="P2">Bob reserves the right to behave in a buggy way, and all warranty on software for fitness for purpose is void. It sure would make Bob happy though if you sold an arm and a leg, and perhaps a kidney, and gave all the money to his administrator. Well, if you don't ask, you don't get. Also, DON'T teach Bob to swear, it's childish, and only slightly funny.</text:p>
      <text:h text:style-name="Heading_20_2" text:outline-level="2"><text:soft-page-break/>Some Structures</text:h>
      <text:p text:style-name="Text_20_body">The index into storage is defined as follows (bitwise)</text:p>
      <table:table table:name="Table1" table:style-name="Table1">
        <table:table-column table:style-name="Table1.A" table:number-columns-repeated="7"/>
        <table:table-column table:style-name="Table1.H"/>
        <table:table-row>
          <table:table-cell table:style-name="Table1.A1" office:value-type="string">
            <text:p text:style-name="Table_20_Contents">31</text:p>
          </table:table-cell>
          <table:table-cell table:style-name="Table1.A1" office:value-type="string">
            <text:p text:style-name="Table_20_Contents">27</text:p>
          </table:table-cell>
          <table:table-cell table:style-name="Table1.A1" office:value-type="string">
            <text:p text:style-name="Table_20_Contents">23</text:p>
          </table:table-cell>
          <table:table-cell table:style-name="Table1.A1" office:value-type="string">
            <text:p text:style-name="Table_20_Contents">19</text:p>
          </table:table-cell>
          <table:table-cell table:style-name="Table1.A1" office:value-type="string">
            <text:p text:style-name="Table_20_Contents">15</text:p>
          </table:table-cell>
          <table:table-cell table:style-name="Table1.A1" office:value-type="string">
            <text:p text:style-name="Table_20_Contents">11</text:p>
          </table:table-cell>
          <table:table-cell table:style-name="Table1.A1" office:value-type="string">
            <text:p text:style-name="Table_20_Contents">7</text:p>
          </table:table-cell>
          <table:table-cell table:style-name="Table1.H1" office:value-type="string">
            <text:p text:style-name="Table_20_Contents">0</text:p>
          </table:table-cell>
        </table:table-row>
        <table:table-row>
          <table:table-cell table:style-name="Table1.A2" office:value-type="string">
            <text:p text:style-name="Table_20_Contents">Reserved</text:p>
          </table:table-cell>
          <table:table-cell table:style-name="Table1.A2" office:value-type="string">
            <text:p text:style-name="Table_20_Contents">Type</text:p>
          </table:table-cell>
          <table:table-cell table:style-name="Table1.A2" table:number-columns-spanned="3" office:value-type="string">
            <text:p text:style-name="Table_20_Contents">Name space (hash code)</text:p>
          </table:table-cell>
          <table:covered-table-cell/>
          <table:covered-table-cell/>
          <table:table-cell table:style-name="Table1.F2" table:number-columns-spanned="3" office:value-type="string">
            <text:p text:style-name="Table_20_Contents">Hash code</text:p>
          </table:table-cell>
          <table:covered-table-cell/>
          <table:covered-table-cell/>
        </table:table-row>
      </table:table>
      <text:p text:style-name="Text_20_body"/>
      <text:p text:style-name="Text_20_body">An entry in the symbol table is as follows (6 bit grouping wise)</text:p>
      <table:table table:name="Table2" table:style-name="Table2">
        <table:table-column table:style-name="Table2.A" table:number-columns-repeated="6"/>
        <table:table-column table:style-name="Table2.G"/>
        <table:table-row>
          <table:table-cell table:style-name="Table2.A1" office:value-type="string">
            <text:p text:style-name="Table_20_Contents">0</text:p>
          </table:table-cell>
          <table:table-cell table:style-name="Table2.A1" office:value-type="string">
            <text:p text:style-name="Table_20_Contents">1</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4</text:p>
          </table:table-cell>
          <table:table-cell table:style-name="Table2.A1" office:value-type="string">
            <text:p text:style-name="Table_20_Contents">6 ...</text:p>
          </table:table-cell>
          <table:table-cell table:style-name="Table2.G1" office:value-type="string">
            <text:p text:style-name="Table_20_Contents">N ...</text:p>
          </table:table-cell>
        </table:table-row>
        <table:table-row>
          <table:table-cell table:style-name="Table2.A2" table:number-columns-spanned="2" office:value-type="string">
            <text:p text:style-name="Table_20_Contents">Link field</text:p>
          </table:table-cell>
          <table:covered-table-cell/>
          <table:table-cell table:style-name="Table2.A2" office:value-type="string">
            <text:p text:style-name="Table_20_Contents">Name count</text:p>
          </table:table-cell>
          <table:table-cell table:style-name="Table2.A2" table:number-columns-spanned="3" office:value-type="string">
            <text:p text:style-name="Table_20_Contents">Name characters for count</text:p>
          </table:table-cell>
          <table:covered-table-cell/>
          <table:covered-table-cell/>
          <table:table-cell table:style-name="Table2.G2" office:value-type="string">
            <text:p text:style-name="Table_20_Contents">Extra data</text:p>
          </table:table-cell>
        </table:table-row>
      </table:table>
      <text:p text:style-name="Text_20_body"/>
      <text:p text:style-name="Text_20_body">The stack is made of 18 bit items of which 2 bits represent type. This provides for 4 primary types, which can be anonymous. These are literal 16 bit integer, a 12 bit object index with a 4 bit with 4 bits of type, a literal name string from an object name index along with 4 bits type (so the literal string is an object name literal, and it's value is not used, but the name is), and finally a name space type record containing a name space index and a type.</text:p>
      <text:p text:style-name="Text_20_body">This allows for all kinds of integer and object processing. Processing double floats and some other structure values happens via the main application, and on a different stack, with more limited internal options and representations, using the application activity channel for effective co-processing.</text:p>
      <text:h text:style-name="Heading_20_2" text:outline-level="2">Terse Design</text:h>
      <text:p text:style-name="Text_20_body">Due to the limited size of memory available, all words in the language are short, and strings are limited to 64 characters. Name space number 0 is used for the internal routines which are never placed in the persistent storage area, but are read from resources, perhaps via the activity worker channel. As changing name spaces within code becomes an overhead, you are advised to do it as little as possible. Some features exist to help you with this goal, but can lead to cryptic code.</text:p>
      <text:p text:style-name="Text_20_body">The complexity is of the order of a 1984 computer but faster. There will be some attempt to build in a small tape like virtual device later. It is not going to be fast, but might be interesting. There may be other graphical possibilities besides a text mode screen. The system does not use ASCII, but a much simplified 64 character code. This is because of the need to have a compact representation to maximise the RAM simulated for the program. Well, actual RAM, but you know what is meant.</text:p>
      <text:p text:style-name="Text_20_body">This leads to a memory saving of 25% when storing the program, and the fact that variable names and named subroutines use index numbers as hash pointers, also reduces any instance of an object reference to 16 bits. It therefore leaves 2 bits to hold information on the nature of the other 16 as per on the stack. (0) <text:span text:style-name="T1">Integer Numeric Literal</text:span><text:span text:style-name="T2">, (1) </text:span><text:span text:style-name="T1">Typed Object Index</text:span><text:span text:style-name="T2">, (2) </text:span><text:span text:style-name="T1">Incidental Object Name</text:span><text:span text:style-name="T2"> or (3) </text:span><text:span text:style-name="T1">Name Space and Type Descriptor</text:span><text:span text:style-name="T2">. These types are the only primary types. But as Typed Object Indexes have 1 of 16 types, there are 19 basic types in the strong typing system.</text:span></text:p>
      <text:p text:style-name="P3">It can be understood that using a 64 character void object (or perhaps any object name) for strings, and limiting access to just individual characters (no string slices), simplified text string processing can be done. It also means strings can have associated type and value. Much is made of this and used to blur the distinction between the language and what is efficient to print to the console screen.</text:p>
      <text:p text:style-name="P3">The more complex typed objects include floating point numbers, integer arrays and mixed object type arrays, as the element type is on the element object. This is very generic, and can simulate a softer typing system by using a definite array of object with an indefinite element type of definite type. Does that make sense? Such an indirect type could become common, and is a special elemental type. This could make code behave in possible strange overloaded operator ways.</text:p>
      <text:h text:style-name="Heading_20_2" text:outline-level="2"><text:soft-page-break/>The Virtual Machine</text:h>
      <text:p text:style-name="Text_20_body">So the 18 bit labelled hash index is useful for storing all the primary types, it then comes to what size of machine word to use as the primary instruction width. This is necessary mainly for decode efficiency, as the minimal jump addressable unit is a hash index object. Within which 6 bit addresses are the norm. For this then implies 64 unique operation codes with the ISA. For some type sanity, the bits in the instruction operation code are divided into fields, for decoding ease as would be expected. A concept of data flow typing is used also to avoid performing operations on things there is no context for.</text:p>
      <table:table table:name="Table3" table:style-name="Table3">
        <table:table-column table:style-name="Table3.A" table:number-columns-repeated="6"/>
        <table:table-row>
          <table:table-cell table:style-name="Table3.A1" office:value-type="string">
            <text:p text:style-name="P5">5</text:p>
          </table:table-cell>
          <table:table-cell table:style-name="Table3.A1" office:value-type="string">
            <text:p text:style-name="P5">4</text:p>
          </table:table-cell>
          <table:table-cell table:style-name="Table3.A1" office:value-type="string">
            <text:p text:style-name="P5">3</text:p>
          </table:table-cell>
          <table:table-cell table:style-name="Table3.A1" office:value-type="string">
            <text:p text:style-name="P5">2</text:p>
          </table:table-cell>
          <table:table-cell table:style-name="Table3.A1" office:value-type="string">
            <text:p text:style-name="P5">1</text:p>
          </table:table-cell>
          <table:table-cell table:style-name="Table3.F1" office:value-type="string">
            <text:p text:style-name="P5">0</text:p>
          </table:table-cell>
        </table:table-row>
        <table:table-row>
          <table:table-cell table:style-name="Table3.A2" table:number-columns-spanned="2" office:value-type="string">
            <text:p text:style-name="P5">On 2 bit type fundamental</text:p>
          </table:table-cell>
          <table:covered-table-cell/>
          <table:table-cell table:style-name="Table3.C2" table:number-columns-spanned="4" office:value-type="string">
            <text:p text:style-name="P5">Operation on type, or (or not) auxiliary on another type</text:p>
          </table:table-cell>
          <table:covered-table-cell/>
          <table:covered-table-cell/>
          <table:covered-table-cell/>
        </table:table-row>
      </table:table>
      <text:p text:style-name="Text_20_body"/>
      <text:p text:style-name="Text_20_body">This for example has a fundamental limit of 16 operations per 4 classes of primary type, with no action being taken on differing type bits in the top stack item on the virtual machine stack. This also allows clever stack ordering to signal program flow, due to no exceptional condition, and few conditional actions being performed on a type mismatch between instruction and stack.</text:p>
      <text:p text:style-name="Text_20_body">Bits are always split on this boundary, and never on the between bits 1 and 2 boundary. This is for efficiency of processing, where the type fields split. It may seem to some people that using ¾ of the instruction space up on conditional execution is wasteful, but there are four primary types and 16 instructions per primary type, and so still 64 instructions. The conditional execution is kind of free given certain limits on the number of instructions available per type.</text:p>
      <text:p text:style-name="Text_20_body">This makes the virtual machine composed of 64 function pointers and functions, and a little decode to do with advantageous antisymmetric design patterns. This will easily fit, along with stack into a 10KB memory limit. Some attention has to be paid at this point into the nature of native functions. Should it be done through type representation, as is transparent, or as a specific native instruction op-code?</text:p>
      <text:p text:style-name="Text_20_body">I prefer the native function type, as super class of the user defined function type class, in preference to a specific native instruction. It does however require slightly more complex decode, but not too much more as each of the 16 secondary types, would need a 16 function pointer table set-up to direct calls on the type operation interface.</text:p>
      <text:p text:style-name="Text_20_body">This 256 table is simplified by logic reduction via type inheritance. There will be no <text:span text:style-name="T1">RuntimeException</text:span><text:span text:style-name="T2"> extends </text:span><text:span text:style-name="T1">Exception</text:span><text:span text:style-name="T2">, when </text:span><text:span text:style-name="T1">ForcedCatchExcpetion</text:span><text:span text:style-name="T2"> extends </text:span><text:span text:style-name="T1">RuntimeException</text:span><text:span text:style-name="T2"> would be better. For purposes here, both would be far too complex, simpler is better. So any threaded function less than the size of 256 function pointers is space efficient, and with a good entropy sorting almost as time efficient.</text:span></text:p>
      <text:p text:style-name="Text_20_body"><text:span text:style-name="T2">Understanding these finer points is interesting but not essential for compiling to the VM. More important is the acronyms used for the inbuilt (possibly native) functions. The fact that a name space is one of the secondary types, distinct from the type name space descriptor primary type, allows for object enclosure and nestable modularity. This is closer to JavaScript prototypes, but lower level.</text:span></text:p>
      <text:p text:style-name="Text_20_body"><text:span text:style-name="T2">It is likely a single instance of an arrayed type will perform better than an array of instances of scalar type. As these are both functionally equivalent maybe the syntax should be equivel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o </meta:initial-creator>
    <meta:creation-date>2015-05-17T23:02:20</meta:creation-date>
    <dc:date>2015-05-28T19:19:34</dc:date>
    <dc:creator>Jacko </dc:creator>
    <meta:editing-duration>PT4H27M32S</meta:editing-duration>
    <meta:editing-cycles>29</meta:editing-cycles>
    <meta:generator>LibreOffice/3.5$Linux_x86 LibreOffice_project/350m1$Build-2</meta:generator>
    <meta:document-statistic meta:table-count="3" meta:image-count="0" meta:object-count="0" meta:page-count="3" meta:paragraph-count="61" meta:word-count="1837" meta:character-count="10599" meta:non-whitespace-character-count="8821"/>
  </office:meta>
</office:document-meta>
</file>